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E1C7E48A82619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Table_20_Contents">
      <style:text-properties officeooo:rsid="0007c199" officeooo:paragraph-rsid="0007c199"/>
    </style:style>
    <style:style style:name="P8" style:family="paragraph" style:parent-style-name="Table_20_Contents">
      <style:text-properties officeooo:rsid="0001d73e" officeooo:paragraph-rsid="0007c199"/>
    </style:style>
    <style:style style:name="P9" style:family="paragraph" style:parent-style-name="Table_20_Contents">
      <style:text-properties officeooo:rsid="0008b190" officeooo:paragraph-rsid="0008b190"/>
    </style:style>
    <style:style style:name="P10" style:family="paragraph" style:parent-style-name="Table_20_Contents">
      <style:text-properties officeooo:rsid="0009b15a" officeooo:paragraph-rsid="0009b15a"/>
    </style:style>
    <style:style style:name="P11" style:family="paragraph" style:parent-style-name="Table_20_Contents">
      <style:text-properties officeooo:paragraph-rsid="0009b15a"/>
    </style:style>
    <style:style style:name="P12" style:family="paragraph" style:parent-style-name="Table_20_Contents">
      <style:text-properties officeooo:rsid="000a5698" officeooo:paragraph-rsid="000a5698"/>
    </style:style>
    <style:style style:name="P13" style:family="paragraph" style:parent-style-name="Table_20_Contents">
      <style:text-properties officeooo:rsid="000a8b0e" officeooo:paragraph-rsid="000a8b0e"/>
    </style:style>
    <style:style style:name="P14" style:family="paragraph" style:parent-style-name="Table_20_Contents">
      <style:text-properties officeooo:paragraph-rsid="000a8b0e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c199"/>
    </style:style>
    <style:style style:name="T4" style:family="text">
      <style:text-properties officeooo:rsid="0009b15a"/>
    </style:style>
    <style:style style:name="T5" style:family="text">
      <style:text-properties officeooo:rsid="000a8b0e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E1C7E48A82619AF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 Gil Bautist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Uptime</text:p>
            <text:p text:style-name="P9">a) <text:s/>2016-10-14 15:36:44 <text:s text:c="9"/>uptime -s</text:p>
            <text:p text:style-name="P9">b) <text:s/>1 user</text:p>
            <text:p text:style-name="P9">c) <text:s/>0,26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#!/bin/bash</text:p>
            <text:p text:style-name="P8">if [ $# != 1 ]</text:p>
            <text:p text:style-name="P8">then</text:p>
            <text:p text:style-name="P8">echo "Uso: ./prueba.<text:span text:style-name="T3">sh</text:span> numProcesos"</text:p>
            <text:p text:style-name="P8">else</text:p>
            <text:p text:style-name="P8">for((contador=0; contador &lt; $1;contador++))</text:p>
            <text:p text:style-name="P8">do</text:p>
            <text:p text:style-name="P8">sleep 1</text:p>
            <text:p text:style-name="P8">done</text:p>
            <text:p text:style-name="P8">echo $contador</text:p>
            <text:p text:style-name="P8">fi</text:p>
            <text:p text:style-name="P8"/>
            <text:p text:style-name="P8">//////////////////////////////////////////////////////////////////////////////////////////////////////</text:p>
            <text:p text:style-name="P8"/>
            <text:p text:style-name="P7">Desde modo root</text:p>
            <text:p text:style-name="P7">root@david-Aspire-E5-521:/home/david# time nice --10 ./prueba.sh 1000</text:p>
            <text:p text:style-name="P7">1000</text:p>
            <text:p text:style-name="P7"/>
            <text:p text:style-name="P7">real<text:tab/>0m52.612s</text:p>
            <text:p text:style-name="P7">user<text:tab/>0m0.160s</text:p>
            <text:p text:style-name="P7">sys<text:tab/>0m0.396s</text:p>
            <text:p text:style-name="P7"/>
            <text:p text:style-name="P7"/>
            <text:p text:style-name="P7"><text:soft-page-break/></text:p>
            <text:p text:style-name="P7">Modo usuario sin preferencia</text:p>
            <text:p text:style-name="P7">time ./prueba.sh 1000</text:p>
            <text:p text:style-name="P7">1000</text:p>
            <text:p text:style-name="P7"/>
            <text:p text:style-name="P7">real<text:tab/>0m52.695s</text:p>
            <text:p text:style-name="P7">user<text:tab/>0m0.208s</text:p>
            <text:p text:style-name="P7">sys<text:tab/>0m0.360s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a) <text:s/>mpstat</text:p>
            <text:p text:style-name="P9"><text:s text:c="4"/>%irq <text:s text:c="2"/>0,00</text:p>
            <text:p text:style-name="P9">b) mpstat</text:p>
            <text:p text:style-name="P9"><text:s text:c="4"/>%soft <text:s/>0,02</text:p>
            <text:p text:style-name="P9"/>
            <text:p text:style-name="P9">c) <text:s/>top</text:p>
            <text:p text:style-name="P9"><text:s text:c="3"/>KiB Swap: <text:s/>1998844 total, <text:s/>1998844 free, <text:s text:c="7"/>0 used. <text:s/>9555016 avail Mem 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">Vmstat 2 20 &gt; ejecucion.txt</text:p>
            <text:p text:style-name="P10"/>
            <text:p text:style-name="P10">procs -----------memory---------- ---swap-- -----io---- -system-- ------cpu-----</text:p>
            <text:p text:style-name="P10"><text:s/>r <text:s/>b <text:s text:c="2"/>swpd <text:s/>libre búfer caché <text:s text:c="2"/>si <text:s text:c="2"/>so <text:s text:c="3"/>bi <text:s text:c="3"/>bo <text:s text:c="2"/>in <text:s text:c="2"/>cs us sy id wa st</text:p>
            <text:p text:style-name="P10"><text:s/>0 <text:s/>0 <text:s text:c="5"/>0 8589740 <text:s/>69832 1240948 <text:s text:c="3"/>0 <text:s text:c="3"/>0 <text:s text:c="3"/>54 <text:s text:c="3"/>20 <text:s/>179 <text:s/>287 <text:s/>4 <text:s/>1 93 <text:s/>1 <text:s/>0</text:p>
            <text:p text:style-name="P10"><text:s/>0 <text:s/>0 <text:s text:c="5"/>0 8589684 <text:s/>69848 1240968 <text:s text:c="3"/>0 <text:s text:c="3"/>0 <text:s text:c="4"/>0 <text:s text:c="3"/>24 <text:s/>344 <text:s/>490 <text:s/>1 <text:s/>0 98 <text:s/>1 <text:s/>0</text:p>
            <text:p text:style-name="P10"><text:s/>0 <text:s/>0 <text:s text:c="5"/>0 8589684 <text:s/>69848 1240972 <text:s text:c="3"/>0 <text:s text:c="3"/>0 <text:s text:c="4"/>0 <text:s text:c="4"/>0 <text:s/>267 <text:s/>359 <text:s/>1 <text:s/>0 99 <text:s/>0 <text:s/>0</text:p>
            <text:p text:style-name="P10"><text:s/>0 <text:s/>0 <text:s text:c="5"/>0 8589684 <text:s/>69848 1240972 <text:s text:c="3"/>0 <text:s text:c="3"/>0 <text:s text:c="4"/>0 <text:s text:c="4"/>0 <text:s/>324 <text:s/>468 <text:s/>1 <text:s/>0 99 <text:s/>0 <text:s/>0</text:p>
            <text:p text:style-name="P10"><text:soft-page-break/><text:s/>1 <text:s/>0 <text:s text:c="5"/>0 8589700 <text:s/>69848 1240992 <text:s text:c="3"/>0 <text:s text:c="3"/>0 <text:s text:c="4"/>0 <text:s text:c="4"/>0 <text:s/>293 <text:s/>406 <text:s/>1 <text:s/>0 99 <text:s/>0 <text:s/>0</text:p>
            <text:p text:style-name="P10"><text:s/>0 <text:s/>0 <text:s text:c="5"/>0 8589700 <text:s/>69848 1240996 <text:s text:c="3"/>0 <text:s text:c="3"/>0 <text:s text:c="4"/>0 <text:s text:c="4"/>0 <text:s/>281 <text:s/>382 <text:s/>1 <text:s/>0 99 <text:s/>0 <text:s/>0</text:p>
            <text:p text:style-name="P10"><text:s/>0 <text:s/>0 <text:s text:c="5"/>0 8589732 <text:s/>69856 1240988 <text:s text:c="3"/>0 <text:s text:c="3"/>0 <text:s text:c="4"/>0 <text:s text:c="4"/>6 <text:s/>250 <text:s/>330 <text:s/>1 <text:s/>0 99 <text:s/>0 <text:s/>0</text:p>
            <text:p text:style-name="P10"><text:s/>0 <text:s/>0 <text:s text:c="5"/>0 8589764 <text:s/>69856 1240996 <text:s text:c="3"/>0 <text:s text:c="3"/>0 <text:s text:c="4"/>0 <text:s text:c="4"/>0 <text:s/>273 <text:s/>378 <text:s/>1 <text:s/>0 99 <text:s/>0 <text:s/>0</text:p>
            <text:p text:style-name="P10"><text:s/>0 <text:s/>0 <text:s text:c="5"/>0 8589780 <text:s/>69856 1240992 <text:s text:c="3"/>0 <text:s text:c="3"/>0 <text:s text:c="4"/>0 <text:s text:c="4"/>0 <text:s/>304 <text:s/>429 <text:s/>1 <text:s/>0 99 <text:s/>0 <text:s/>0</text:p>
            <text:p text:style-name="P10"><text:s/>0 <text:s/>0 <text:s text:c="5"/>0 8589844 <text:s/>69856 1240992 <text:s text:c="3"/>0 <text:s text:c="3"/>0 <text:s text:c="4"/>0 <text:s text:c="4"/>0 <text:s/>264 <text:s/>358 <text:s/>1 <text:s/>0 99 <text:s/>0 <text:s/>0</text:p>
            <text:p text:style-name="P10"><text:s/>0 <text:s/>0 <text:s text:c="5"/>0 8589876 <text:s/>69856 1240992 <text:s text:c="3"/>0 <text:s text:c="3"/>0 <text:s text:c="4"/>0 <text:s text:c="4"/>0 <text:s/>274 <text:s/>390 <text:s/>1 <text:s/>0 99 <text:s/>0 <text:s/>0</text:p>
            <text:p text:style-name="P10"><text:s/>0 <text:s/>0 <text:s text:c="5"/>0 8589844 <text:s/>69856 1240992 <text:s text:c="3"/>0 <text:s text:c="3"/>0 <text:s text:c="4"/>0 <text:s text:c="4"/>0 <text:s/>269 <text:s/>372 <text:s/>1 <text:s/>0 99 <text:s/>0 <text:s/>0</text:p>
            <text:p text:style-name="P10"><text:s/>0 <text:s/>0 <text:s text:c="5"/>0 8589844 <text:s/>69856 1240992 <text:s text:c="3"/>0 <text:s text:c="3"/>0 <text:s text:c="4"/>0 <text:s text:c="4"/>0 <text:s/>236 <text:s/>311 <text:s/>1 <text:s/>0 99 <text:s/>0 <text:s/>0</text:p>
            <text:p text:style-name="P10"><text:s/>0 <text:s/>0 <text:s text:c="5"/>0 8589812 <text:s/>69856 1240992 <text:s text:c="3"/>0 <text:s text:c="3"/>0 <text:s text:c="4"/>0 <text:s text:c="4"/>0 <text:s/>296 <text:s/>411 <text:s/>1 <text:s/>0 99 <text:s/>0 <text:s/>0</text:p>
            <text:p text:style-name="P10"><text:s/>0 <text:s/>0 <text:s text:c="5"/>0 8589780 <text:s/>69856 1240992 <text:s text:c="3"/>0 <text:s text:c="3"/>0 <text:s text:c="4"/>0 <text:s text:c="4"/>0 <text:s/>280 <text:s/>384 <text:s/>0 <text:s/>0 99 <text:s/>0 <text:s/>0</text:p>
            <text:p text:style-name="P10"><text:s/>2 <text:s/>0 <text:s text:c="5"/>0 8587532 <text:s/>69856 1241008 <text:s text:c="3"/>0 <text:s text:c="3"/>0 <text:s text:c="4"/>0 <text:s text:c="4"/>0 1651 2776 10 <text:s/>3 88 <text:s/>0 <text:s/>0</text:p>
            <text:p text:style-name="P10"><text:s/>1 <text:s/>0 <text:s text:c="5"/>0 8593904 <text:s/>69856 1240976 <text:s text:c="3"/>0 <text:s text:c="3"/>0 <text:s text:c="4"/>0 <text:s text:c="4"/>0 2518 4018 18 <text:s/>4 78 <text:s/>0 <text:s/>0</text:p>
            <text:p text:style-name="P10"><text:s/>1 <text:s/>0 <text:s text:c="5"/>0 8586124 <text:s/>69856 1240984 <text:s text:c="3"/>0 <text:s text:c="3"/>0 <text:s text:c="4"/>0 <text:s text:c="4"/>0 1392 2271 <text:s/>8 <text:s/>2 90 <text:s/>0 <text:s/>0</text:p>
            <text:p text:style-name="P10"><text:s/>1 <text:s/>0 <text:s text:c="5"/>0 8593688 <text:s/>69864 1241016 <text:s text:c="3"/>0 <text:s text:c="3"/>0 <text:s text:c="4"/>0 <text:s text:c="3"/>22 2641 4104 15 <text:s/>3 82 <text:s/>0 <text:s/>0</text:p>
            <text:p text:style-name="P11"><text:span text:style-name="T4"><text:s/>0 <text:s/>0 <text:s text:c="5"/>0 8592848 <text:s/>69888 1241068 <text:s text:c="3"/>0 <text:s text:c="3"/>0 <text:s text:c="4"/>0 <text:s text:c="2"/>222 2440 4262 18 <text:s/>3 76 <text:s/>3 <text:s/>0</text:span></text:p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">a) ls -ltu ~</text:p>
            <text:p text:style-name="P11"><text:span text:style-name="T4">b) ls -ltc ~</text:span></text:p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a) <text:s/>df</text:p>
            <text:p text:style-name="P10">b) <text:s/>df -i</text:p>
            <text:p text:style-name="P10">c) <text:s/>du -h /etc/</text:p>
            <text:p text:style-name="P11"><text:span text:style-name="T4">d) <text:s/>du -B 4 /etc/</text:span></text:p>
            <text:p text:style-name="P11"/>
            <text:p text:style-name="P11"/>
            <text:p text:style-name="P11"/>
          </table:table-cell>
        </table:table-row>
      </table:table>
      <text:p text:style-name="P5"/>
      <text:p text:style-name="Standard"><text:soft-page-break/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Ln -s archivo.txt ./<text:span text:style-name="T5">softLink</text:span></text:p>
            <text:p text:style-name="P13">ln archivo.txt hardlink</text:p>
            <text:p text:style-name="P13">ln target_hardlink2.txt hardlink2</text:p>
            <text:p text:style-name="P13"/>
            <text:p text:style-name="P14"><text:span text:style-name="T5">Los enlaces soft no cuentan sobre el contador de enlaces por lo que solo aprecerán los enlaces hard.</text:span></text:p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>Mknod disp_bloques b 10 5</text:p>
            <text:p text:style-name="P12">mknod disp_caracteres c 10 5</text:p>
            <text:p text:style-name="P12">[root@localhost ~]# ls -li</text:p>
            <text:p text:style-name="P12">total 0</text:p>
            <text:p text:style-name="P12">14175 brw-r--r-- 1 root root 10, 5 Oct 14 11:21 disp_bloques</text:p>
            <text:p text:style-name="P12">14238 crw-r--r-- 1 root root 10, 5 Oct 14 11:21 disp_caracteres</text:p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0</meta:editing-cycles>
    <meta:creation-date>2011-10-05T09:46:35.67</meta:creation-date>
    <meta:editing-duration>PT21H31M3S</meta:editing-duration>
    <meta:generator>LibreOffice/5.2.2.2$Linux_X86_64 LibreOffice_project/20m0$Build-2</meta:generator>
    <dc:date>2016-10-14T17:26:29.383081951</dc:date>
    <meta:print-date>2011-10-06T10:39:21.37</meta:print-date>
    <meta:document-statistic meta:table-count="14" meta:image-count="1" meta:object-count="0" meta:page-count="5" meta:paragraph-count="94" meta:word-count="727" meta:character-count="3993" meta:non-whitespace-character-count="2755"/>
    <meta:user-defined meta:name="Información 1"/>
    <meta:user-defined meta:name="Información 2"/>
    <meta:user-defined meta:name="Información 3"/>
    <meta:user-defined meta:name="Información 4"/>
  </office:meta>
</office:document-meta>
</file>